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95cm" fo:min-width="2.1cm"/>
    </style:style>
    <style:style style:name="gr3" style:family="graphic" style:parent-style-name="measure" style:list-style-name="L1">
      <style:graphic-properties draw:marker-start="" draw:marker-end="" draw:textarea-vertical-align="middle"/>
    </style:style>
    <style:style style:name="gr4" style:family="graphic" style:parent-style-name="measure" style:list-style-name="L1">
      <style:graphic-properties draw:marker-start="" draw:marker-end="" draw:textarea-vertical-align="middle"/>
    </style:style>
    <style:style style:name="gr5" style:family="graphic" style:parent-style-name="measure" style:list-style-name="L1">
      <style:graphic-properties draw:marker-start="" draw:marker-end="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3pt"/>
    </style:style>
    <style:style style:name="P5" style:family="paragraph">
      <loext:graphic-properties draw:fill="none" draw:fill-color="#ffffff"/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cm" svg:y1="19.3cm" svg:x2="5.8cm" svg:y2="8.8cm">
          <text:p/>
        </draw:line>
        <draw:line draw:style-name="gr1" draw:text-style-name="P1" draw:layer="layout" svg:x1="14.7cm" svg:y1="19.3cm" svg:x2="5.8cm" svg:y2="19.3cm">
          <text:p/>
        </draw:line>
        <draw:line draw:style-name="gr1" draw:text-style-name="P1" draw:layer="layout" svg:x1="7.55cm" svg:y1="17.55cm" svg:x2="7.55cm" svg:y2="7.05cm">
          <text:p/>
        </draw:line>
        <draw:line draw:style-name="gr1" draw:text-style-name="P1" draw:layer="layout" svg:x1="16.45cm" svg:y1="17.55cm" svg:x2="7.55cm" svg:y2="17.55cm">
          <text:p/>
        </draw:line>
        <draw:custom-shape draw:style-name="gr2" draw:text-style-name="P2" draw:layer="layout" svg:width="2.6cm" svg:height="1.145cm" draw:transform="rotate (-0.711396203112889) translate (6.578cm 16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" draw:text-style-name="P3" draw:layer="measurelines" svg:x1="8.5cm" svg:y1="19.9cm" svg:x2="9.2cm" svg:y2="19.1cm">
          <text:p text:style-name="P3">0.5</text:p>
        </draw:measure>
        <draw:measure draw:style-name="gr4" draw:text-style-name="P3" draw:layer="measurelines" svg:x1="4.9cm" svg:y1="18.7cm" svg:x2="6.9cm" svg:y2="20.3cm">
          <text:p text:style-name="P3"/>
        </draw:measure>
        <draw:measure draw:style-name="gr5" draw:text-style-name="P3" draw:layer="measurelines" svg:x1="6.452cm" svg:y1="19.802cm" svg:x2="7.295cm" svg:y2="18.847cm">
          <text:p text:style-name="P3"/>
          <text:p text:style-name="P3"/>
        </draw:measure>
        <draw:frame draw:style-name="gr6" draw:text-style-name="P5" draw:layer="layout" svg:width="0.756cm" svg:height="0.763cm" svg:x="5.2cm" svg:y="17.837cm">
          <draw:text-box>
            <text:p text:style-name="P4">a</text:p>
          </draw:text-box>
        </draw:frame>
        <draw:frame draw:style-name="gr6" draw:text-style-name="P5" draw:layer="layout" svg:width="0.756cm" svg:height="0.763cm" svg:x="6.144cm" svg:y="18.2cm">
          <draw:text-box>
            <text:p text:style-name="P4"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1:12:14.336556291</meta:creation-date>
    <dc:date>2015-11-20T11:17:12.381800426</dc:date>
    <meta:editing-duration>PT4M57S</meta:editing-duration>
    <meta:editing-cycles>2</meta:editing-cycles>
    <meta:generator>LibreOffice/5.0.3.2$Linux_X86_64 LibreOffice_project/00m0$Build-2</meta:generator>
    <meta:document-statistic meta:object-count="10"/>
  </office:meta>
</office:document-meta>
</file>